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left" draw:textarea-vertical-align="top" draw:auto-grow-height="false"/>
    </style:style>
    <style:style style:name="gr3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5cm"/>
    </style:style>
    <style:style style:name="gr5" style:family="graphic" style:parent-style-name="standard">
      <style:graphic-properties draw:stroke="solid" svg:stroke-width="0cm" svg:stroke-color="#000000" draw:marker-start-width="0.2cm" draw:marker-end-width="0.2cm" draw:fill="solid" draw:fill-color="#ffffff" fo:min-height="0.5cm" fo:padding-top="0.075cm" fo:padding-bottom="0.075cm" fo:padding-left="0.2cm" fo:padding-right="0.2cm"/>
    </style:style>
    <style:style style:name="gr6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left" draw:textarea-vertical-align="top" draw:auto-grow-height="fals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ff00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visible" draw:shadow-offset-x="0.3cm" draw:shadow-offset-y="0.3cm" draw:shadow-color="#868686" draw:shadow-opacity="100%"/>
    </style:style>
    <style:style style:name="gr11" style:family="graphic" style:parent-style-name="standard">
      <style:graphic-properties svg:stroke-width="0cm" draw:marker-start-width="0.2cm" draw:marker-end-width="0.2cm" draw:fill="solid" draw:fill-color="#e6e6ff" draw:textarea-horizontal-align="justify" draw:textarea-vertical-align="middle" draw:auto-grow-height="false" fo:padding-top="0.125cm" fo:padding-bottom="0.125cm" fo:padding-left="0.25cm" fo:padding-right="0.25cm"/>
    </style:style>
    <style:style style:name="gr12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left" draw:textarea-vertical-align="top" draw:auto-grow-height="false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indent="0cm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1" style:family="text">
      <style:text-properties fo:font-family="'Arial Black'" style:font-family-generic="roman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5" draw:layer="layout" svg:width="6cm" svg:height="3cm" svg:x="5.75cm" svg:y="3.25cm">
          <text:p text:style-name="P3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5cm" svg:height="6cm" svg:x="1.5cm" svg:y="2.25cm">
          <text:p text:style-name="P2">○Root</text:p>
          <text:p text:style-name="P2">・Image</text:p>
          <text:p text:style-name="P2">・Bundle</text:p>
          <text:p text:style-name="P2">　・CustomPixelShader</text:p>
          <text:p text:style-name="P2">　・CustomPixelShader</text:p>
          <text:p text:style-name="P2">・CustomDrawer</text:p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cm" svg:height="0.5cm" svg:x="2cm" svg:y="2.75cm">
          <text:p text:style-name="P3"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cm" svg:height="0.75cm" svg:x="6cm" svg:y="3.5cm">
          <draw:text-box>
            <text:p text:style-name="P3">File</text:p>
          </draw:text-box>
        </draw:frame>
        <draw:frame draw:style-name="gr5" draw:text-style-name="P3" draw:layer="layout" svg:width="3.5cm" svg:height="0.65cm" svg:x="8cm" svg:y="3.5cm">
          <draw:text-box>
            <text:p text:style-name="P3">画像1.png</text:p>
          </draw:text-box>
        </draw:frame>
        <draw:custom-shape draw:style-name="gr6" draw:text-style-name="P4" draw:layer="layout" svg:width="1.5cm" svg:height="0.5cm" svg:x="1.5cm" svg:y="1.75cm">
          <text:p text:style-name="P4">Draw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25cm" svg:height="0.5cm" svg:x="3cm" svg:y="1.75cm">
          <text:p text:style-name="P4">CustomDrawer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25cm" svg:height="0.5cm" svg:x="5.25cm" svg:y="1.75cm">
          <text:p text:style-name="P4">CustomPS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6cm" svg:height="2cm" svg:x="5.75cm" svg:y="6.25cm">
          <text:p text:style-name="P4">CachedImage</text:p>
          <draw:enhanced-geometry svg:viewBox="0 0 21600 21600" draw:type="rectangle" draw:enhanced-path="M 0 0 L 21600 0 21600 21600 0 21600 0 0 Z N"/>
        </draw:custom-shape>
        <draw:g>
          <draw:custom-shape draw:style-name="gr9" draw:text-style-name="P1" draw:layer="layout" svg:width="2.25cm" svg:height="1.5cm" svg:x="9.25cm" svg:y="6.5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1.575cm" svg:height="1.286cm" svg:x="9.475cm" svg:y="6.5cm">
            <text:p text:style-name="P5"><text:span text:style-name="T1">Sample</text:span></text:p>
            <text:p text:style-name="P5"><text:span text:style-name="T1">Image</text:span></text:p>
            <draw:enhanced-geometry svg:viewBox="0 0 21600 21600" draw:text-areas="0 0 21600 21600" draw:text-path="true" draw:text-path-mode="shape" draw:text-path-scale="path" draw:text-path-same-letter-heights="false" draw:type="fontwork-chevron-up" draw:modifiers="5400" draw:enhanced-path="M 0 ?f0 L 10800 0 21600 ?f0 N M 0 21600 L 10800 ?f1 21600 21600 N">
              <draw:equation draw:name="f0" draw:formula="$0 "/>
              <draw:equation draw:name="f1" draw:formula="21600-$0 "/>
              <draw:handle draw:handle-position="left $0" draw:handle-range-y-minimum="0" draw:handle-range-y-maximum="10800"/>
            </draw:enhanced-geometry>
          </draw:custom-shape>
        </draw:g>
        <draw:custom-shape draw:style-name="gr11" draw:text-style-name="P4" draw:layer="layout" svg:width="2cm" svg:height="0.5cm" svg:x="6cm" svg:y="7.5cm">
          <text:p text:style-name="P4">SaveIm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1.5cm" svg:height="0.5cm" svg:x="1.5cm" svg:y="10cm">
          <text:p text:style-name="P4">Draw</text:p>
          <draw:enhanced-geometry svg:viewBox="0 0 21600 21600" draw:type="rectangle" draw:enhanced-path="M 0 0 L 21600 0 21600 21600 0 21600 0 0 Z N"/>
        </draw:custom-shape>
        <draw:custom-shape draw:style-name="gr6" draw:text-style-name="P4" draw:id="id2" draw:layer="layout" svg:width="2.25cm" svg:height="0.5cm" svg:x="3cm" svg:y="10cm">
          <text:p text:style-name="P4">CustomDrawer</text:p>
          <draw:enhanced-geometry svg:viewBox="0 0 21600 21600" draw:type="rectangle" draw:enhanced-path="M 0 0 L 21600 0 21600 21600 0 21600 0 0 Z N"/>
        </draw:custom-shape>
        <draw:custom-shape draw:style-name="gr7" draw:text-style-name="P4" draw:id="id3" draw:layer="layout" svg:width="2.25cm" svg:height="0.5cm" svg:x="5.25cm" svg:y="10cm">
          <text:p text:style-name="P4">CustomP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5cm" svg:height="6.5cm" svg:x="1.5cm" svg:y="10.5cm">
          <text:p text:style-name="P2">○CustomDrawer</text:p>
          <text:p text:style-name="P2">・drawer01.xml</text:p>
          <text:p text:style-name="P2">・drawer02.xml</text:p>
          <text:p text:style-name="P2">・drawer03.xml</text:p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cm" svg:height="1cm" svg:x="5.75cm" svg:y="10.5cm">
          <text:p text:style-name="P3"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25cm" svg:height="0.5cm" svg:x="5.75cm" svg:y="11.5cm">
          <text:p text:style-name="P4">drawer01.xml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.25cm" svg:height="0.5cm" svg:x="8cm" svg:y="11.5cm">
          <text:p text:style-name="P4">drawer01.xm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0.5cm" svg:x="10.25cm" svg:y="11.5cm">
          <text:p text:style-name="P3"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25cm" svg:height="0.5cm" svg:x="6cm" svg:y="10.75cm">
          <text:p text:style-name="P4">Op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1.25cm" svg:height="0.5cm" svg:x="7.25cm" svg:y="10.75cm">
          <text:p text:style-name="P4">Sa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1.5cm" svg:height="0.5cm" svg:x="10cm" svg:y="10.75cm">
          <text:p text:style-name="P4">Compi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draw:layer="layout" svg:width="6cm" svg:height="2.5cm" svg:x="5.75cm" svg:y="14.5cm">
          <text:p text:style-name="P3"/>
          <draw:enhanced-geometry svg:viewBox="0 0 21600 21600" draw:type="rectangle" draw:enhanced-path="M 0 0 L 21600 0 21600 21600 0 21600 0 0 Z N"/>
        </draw:custom-shape>
        <draw:g>
          <draw:custom-shape draw:style-name="gr9" draw:text-style-name="P1" draw:layer="layout" svg:width="2.25cm" svg:height="1.5cm" svg:x="9.25cm" svg:y="14.75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1.575cm" svg:height="1.286cm" svg:x="9.475cm" svg:y="14.75cm">
            <text:p text:style-name="P5"><text:span text:style-name="T1">Test</text:span></text:p>
            <text:p text:style-name="P5"><text:span text:style-name="T1">Image</text:span></text:p>
            <draw:enhanced-geometry svg:viewBox="0 0 21600 21600" draw:text-areas="0 0 21600 21600" draw:text-path="true" draw:text-path-mode="shape" draw:text-path-scale="path" draw:text-path-same-letter-heights="false" draw:type="fontwork-chevron-up" draw:modifiers="5400" draw:enhanced-path="M 0 ?f0 L 10800 0 21600 ?f0 N M 0 21600 L 10800 ?f1 21600 21600 N">
              <draw:equation draw:name="f0" draw:formula="$0 "/>
              <draw:equation draw:name="f1" draw:formula="21600-$0 "/>
              <draw:handle draw:handle-position="left $0" draw:handle-range-y-minimum="0" draw:handle-range-y-maximum="10800"/>
            </draw:enhanced-geometry>
          </draw:custom-shape>
        </draw:g>
        <draw:custom-shape draw:style-name="gr2" draw:text-style-name="P2" draw:layer="layout" svg:width="6cm" svg:height="2.5cm" svg:x="5.75cm" svg:y="12cm">
          <text:p text:style-name="P2">ここにソースコードを書く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3cm" svg:height="0.75cm" svg:x="6cm" svg:y="14.75cm">
          <text:p text:style-name="P4">Edit Default</text:p>
          <text:p text:style-name="P4">Sett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3cm" svg:height="0.75cm" svg:x="6cm" svg:y="15.75cm">
          <text:p text:style-name="P4">Edit Sample</text:p>
          <text:p text:style-name="P4">Sett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1cm" svg:height="0.5cm" svg:x="8.75cm" svg:y="10.75cm">
          <text:p text:style-name="P4">Ru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id="id1" draw:layer="layout" svg:width="7cm" svg:height="0.75cm" svg:x="8.25cm" svg:y="9cm">
          <text:p text:style-name="P4">基本的にGUIはDrawerとPSで同じ。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5" draw:text-style-name="P1" draw:layer="layout" draw:type="curve" svg:x1="8.25cm" svg:y1="9.374cm" svg:x2="4.125cm" svg:y2="10cm" draw:start-shape="id1" draw:start-glue-point="5" draw:end-shape="id2" draw:end-glue-point="0" svg:d="m8250 9374c-2750 0-4125 208-4125 626">
          <text:p text:style-name="P3"/>
        </draw:connector>
        <draw:connector draw:style-name="gr15" draw:text-style-name="P1" draw:layer="layout" draw:type="curve" svg:x1="8.25cm" svg:y1="9.374cm" svg:x2="6.375cm" svg:y2="10cm" draw:start-shape="id1" draw:start-glue-point="5" draw:end-shape="id3" draw:end-glue-point="0" svg:d="m8250 9374c-1250 0-1875 208-1875 626">
          <text:p text:style-name="P3"/>
        </draw:connector>
        <draw:custom-shape draw:style-name="gr1" draw:text-style-name="P1" draw:layer="layout" svg:width="6cm" svg:height="1cm" svg:x="5.75cm" svg:y="2.25cm">
          <text:p text:style-name="P3"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25cm" svg:height="0.5cm" svg:x="6cm" svg:y="2.5cm">
          <text:p text:style-name="P4">Op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1.25cm" svg:height="0.5cm" svg:x="7.25cm" svg:y="2.5cm">
          <text:p text:style-name="P4">Sa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1.25cm" svg:height="0.5cm" svg:x="8.75cm" svg:y="2.5cm">
          <text:p text:style-name="P4">Upd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id="id4" draw:layer="layout" svg:width="4.25cm" svg:height="1.5cm" svg:x="13cm" svg:y="4cm">
          <text:p text:style-name="P4">ここには各Drawerの</text:p>
          <text:p text:style-name="P4">設定が表示される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5" draw:text-style-name="P1" draw:layer="layout" draw:type="curve" svg:x1="13cm" svg:y1="4.75cm" svg:x2="11.75cm" svg:y2="4.75cm" draw:start-shape="id4" draw:end-shape="id5" draw:end-glue-point="1" svg:d="m13000 4750h-1250">
          <text:p text:style-name="P3"/>
        </draw:connector>
        <draw:custom-shape draw:style-name="gr7" draw:text-style-name="P4" draw:layer="layout" svg:width="2.25cm" svg:height="0.5cm" svg:x="7.5cm" svg:y="1.75cm">
          <text:p text:style-name="P4">Preset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25cm" svg:height="0.5cm" svg:x="7.5cm" svg:y="10cm">
          <text:p text:style-name="P4">Preset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5cm" svg:height="0.5cm" svg:x="1.5cm" svg:y="18.25cm">
          <text:p text:style-name="P4">Draw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.25cm" svg:height="0.5cm" svg:x="3cm" svg:y="18.25cm">
          <text:p text:style-name="P4">CustomDrawer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25cm" svg:height="0.5cm" svg:x="5.25cm" svg:y="18.25cm">
          <text:p text:style-name="P4">CustomP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5cm" svg:height="5.5cm" svg:x="1.5cm" svg:y="19.75cm">
          <text:p text:style-name="P2">Image01.png</text:p>
          <text:p text:style-name="P2">Image02.png</text:p>
          <text:p text:style-name="P2">Image03.png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6cm" svg:height="6.5cm" svg:x="5.75cm" svg:y="18.75cm">
          <text:p text:style-name="P3"/>
          <draw:enhanced-geometry svg:viewBox="0 0 21600 21600" draw:type="rectangle" draw:enhanced-path="M 0 0 L 21600 0 21600 21600 0 21600 0 0 Z N"/>
        </draw:custom-shape>
        <draw:g>
          <draw:custom-shape draw:style-name="gr9" draw:text-style-name="P1" draw:layer="layout" svg:width="5.5cm" svg:height="4cm" svg:x="6cm" svg:y="20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3.85cm" svg:height="3.429cm" svg:x="6.55cm" svg:y="20cm">
            <text:p text:style-name="P5"><text:span text:style-name="T1">Test</text:span></text:p>
            <text:p text:style-name="P5"><text:span text:style-name="T1">Image</text:span></text:p>
            <draw:enhanced-geometry svg:viewBox="0 0 21600 21600" draw:text-areas="0 0 21600 21600" draw:text-path="true" draw:text-path-mode="shape" draw:text-path-scale="path" draw:text-path-same-letter-heights="false" draw:type="fontwork-chevron-up" draw:modifiers="5400" draw:enhanced-path="M 0 ?f0 L 10800 0 21600 ?f0 N M 0 21600 L 10800 ?f1 21600 21600 N">
              <draw:equation draw:name="f0" draw:formula="$0 "/>
              <draw:equation draw:name="f1" draw:formula="21600-$0 "/>
              <draw:handle draw:handle-position="left $0" draw:handle-range-y-minimum="0" draw:handle-range-y-maximum="10800"/>
            </draw:enhanced-geometry>
          </draw:custom-shape>
        </draw:g>
        <draw:custom-shape draw:style-name="gr6" draw:text-style-name="P4" draw:layer="layout" svg:width="2.25cm" svg:height="0.5cm" svg:x="7.5cm" svg:y="18.25cm">
          <text:p text:style-name="P4">Preset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25cm" svg:height="1cm" svg:x="1.5cm" svg:y="18.75cm">
          <text:p text:style-name="P3"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25cm" svg:height="0.5cm" svg:x="1.75cm" svg:y="19cm">
          <text:p text:style-name="P4">Ad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1.25cm" svg:height="0.5cm" svg:x="3cm" svg:y="19cm">
          <text:p text:style-name="P4">Remo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c0c0c0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VL ゴシック'" style:font-family-generic="roman" style:font-pitch="variable" fo:font-size="10pt" fo:font-style="normal" fo:text-shadow="none" style:text-underline-style="none" fo:font-weight="normal" style:letter-kerning="true" style:font-family-asian="'VL ゴシック'" style:font-family-generic-asian="system" style:font-pitch-asian="variable" style:font-size-asian="10pt" style:font-style-asian="normal" style:font-weight-asian="normal" style:font-family-complex="'VL ゴシック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Takao Sumitomo</meta:initial-creator>
    <meta:creation-date>2009-07-26T12:23:06</meta:creation-date>
    <dc:creator>Takao Sumitomo</dc:creator>
    <dc:date>2009-08-06T00:58:17</dc:date>
    <meta:editing-cycles>6</meta:editing-cycles>
    <meta:editing-duration>PT2H46M14S</meta:editing-duration>
    <meta:user-defined meta:name="Info 1"/>
    <meta:user-defined meta:name="Info 2"/>
    <meta:user-defined meta:name="Info 3"/>
    <meta:user-defined meta:name="Info 4"/>
    <meta:document-statistic meta:object-count="55"/>
  </office:meta>
</office:document-meta>
</file>